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nthropic Mono" svg:font-family="'Anthropic Mono', ui-monospace, monospace"/>
    <style:font-face style:name="Anthropic Sans" svg:font-family="'Anthropic Sans', system-ui, 'Segoe UI', Roboto, Helvetica, Arial, sans-serif"/>
    <style:font-face style:name="Consolas" svg:font-family="Consolas, 'Courier New', monospace"/>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4" style:family="table">
      <style:table-properties style:width="4.055cm" table:align="left"/>
    </style:style>
    <style:style style:name="Tabla4.A" style:family="table-column">
      <style:table-column-properties style:column-width="1.725cm"/>
    </style:style>
    <style:style style:name="Tabla4.B" style:family="table-column">
      <style:table-column-properties style:column-width="2.33cm"/>
    </style:style>
    <style:style style:name="Tabla4.A1" style:family="table-cell">
      <style:table-cell-properties style:vertical-align="middle" fo:padding="0.049cm" fo:border="none"/>
    </style:style>
    <style:style style:name="Tabla5" style:family="table">
      <style:table-properties style:width="4.098cm" table:align="left"/>
    </style:style>
    <style:style style:name="Tabla5.A" style:family="table-column">
      <style:table-column-properties style:column-width="2.021cm"/>
    </style:style>
    <style:style style:name="Tabla5.B" style:family="table-column">
      <style:table-column-properties style:column-width="2.076cm"/>
    </style:style>
    <style:style style:name="Tabla5.A1" style:family="table-cell">
      <style:table-cell-properties style:vertical-align="middle" fo:padding="0.049cm" fo:border="none"/>
    </style:style>
    <style:style style:name="Tabla6" style:family="table">
      <style:table-properties style:width="5.122cm" table:align="left"/>
    </style:style>
    <style:style style:name="Tabla6.A" style:family="table-column">
      <style:table-column-properties style:column-width="2.792cm"/>
    </style:style>
    <style:style style:name="Tabla6.B" style:family="table-column">
      <style:table-column-properties style:column-width="2.33cm"/>
    </style:style>
    <style:style style:name="Tabla6.A1" style:family="table-cell">
      <style:table-cell-properties style:vertical-align="middle" fo:padding="0.049cm" fo:border="none"/>
    </style:style>
    <style:style style:name="P1" style:family="paragraph" style:parent-style-name="Standard">
      <style:paragraph-properties fo:background-color="transparent">
        <style:background-image/>
      </style:paragraph-properties>
    </style:style>
    <style:style style:name="P2" style:family="paragraph" style:parent-style-name="Text_20_body">
      <style:paragraph-properties fo:background-color="transparent">
        <style:background-image/>
      </style:paragraph-properties>
      <style:text-properties style:font-name="Times New Roman" fo:font-size="12pt" style:font-size-asian="12pt" style:font-size-complex="12pt"/>
    </style:style>
    <style:style style:name="P3" style:family="paragraph" style:parent-style-name="Preformatted_20_Text">
      <style:paragraph-properties fo:background-color="transparent">
        <style:background-image/>
      </style:paragraph-properties>
    </style:style>
    <style:style style:name="P4" style:family="paragraph" style:parent-style-name="Preformatted_20_Text">
      <style:paragraph-properties fo:background-color="transparent" fo:padding="0cm" fo:border="none">
        <style:background-image/>
      </style:paragraph-properties>
    </style:style>
    <style:style style:name="P5" style:family="paragraph" style:parent-style-name="Standard">
      <style:paragraph-properties fo:padding="0cm" fo:border="none"/>
    </style:style>
    <style:style style:name="P6" style:family="paragraph" style:parent-style-name="Preformatted_20_Text">
      <style:paragraph-properties fo:padding="0cm" fo:border="none"/>
    </style:style>
    <style:style style:name="P7" style:family="paragraph" style:parent-style-name="Preformatted_20_Text">
      <style:paragraph-properties fo:padding="0cm" fo:border="none"/>
      <style:text-properties fo:font-size="10pt" fo:font-style="italic" style:text-underline-style="none" style:font-size-asian="10pt" style:font-style-asian="italic" style:font-size-complex="10pt" style:font-style-complex="italic"/>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text-properties fo:color="#000000" style:font-name="Times New Roman" fo:font-size="12pt" fo:font-style="italic" style:font-size-asian="12pt" style:font-style-asian="italic" style:font-size-complex="12pt" style:font-style-complex="italic"/>
    </style:style>
    <style:style style:name="P10" style:family="paragraph" style:parent-style-name="Text_20_body">
      <style:text-properties fo:color="#000000" style:font-name="Times New Roman" fo:font-size="12pt" fo:font-style="italic" fo:background-color="#ff99ff" style:font-size-asian="12pt" style:font-style-asian="italic" style:font-size-complex="12pt" style:font-style-complex="italic"/>
    </style:style>
    <style:style style:name="P11" style:family="paragraph" style:parent-style-name="Text_20_body">
      <style:text-properties fo:color="#000000" style:font-name="Times New Roman" fo:font-size="12pt" fo:font-style="normal" style:font-size-asian="12pt" style:font-style-asian="normal" style:font-size-complex="12pt" style:font-style-complex="normal"/>
    </style:style>
    <style:style style:name="P12" style:family="paragraph" style:parent-style-name="Text_20_body">
      <style:text-properties fo:color="#000000" style:font-name="Times New Roman" fo:font-size="12pt" fo:font-style="normal" fo:background-color="#ff99ff" style:font-size-asian="12pt" style:font-style-asian="normal" style:font-size-complex="12pt" style:font-style-complex="normal"/>
    </style:style>
    <style:style style:name="P13" style:family="paragraph" style:parent-style-name="Text_20_body">
      <style:text-properties fo:color="#000000" style:font-name="Times New Roman" fo:font-size="12pt" fo:font-style="normal" fo:background-color="#ffcccc" style:font-size-asian="12pt" style:font-style-asian="normal" style:font-size-complex="12pt" style:font-style-complex="normal"/>
    </style:style>
    <style:style style:name="P14" style:family="paragraph" style:parent-style-name="Text_20_body">
      <style:text-properties fo:color="#000000" style:font-name="Times New Roman" fo:font-size="12pt" style:font-name-asian="Times New Roman" style:font-size-asian="12pt" style:font-size-complex="12pt"/>
    </style:style>
    <style:style style:name="P15" style:family="paragraph" style:parent-style-name="Text_20_body">
      <style:text-properties fo:color="#000000" style:font-name="Times New Roman" fo:font-size="10pt" fo:font-style="italic" style:font-name-asian="Times New Roman" style:font-size-asian="10pt" style:font-style-asian="italic" style:font-size-complex="10pt" style:font-style-complex="italic"/>
    </style:style>
    <style:style style:name="P16" style:family="paragraph" style:parent-style-name="Text_20_body">
      <style:text-properties fo:color="#000000" style:font-name="Times New Roman" fo:font-size="10pt" fo:font-style="italic" style:font-size-asian="10pt" style:font-style-asian="italic" style:font-size-complex="10pt" style:font-style-complex="italic"/>
    </style:style>
    <style:style style:name="P17" style:family="paragraph" style:parent-style-name="Preformatted_20_Text">
      <style:text-properties fo:color="#000000" style:font-name="Times New Roman" fo:font-size="12pt" fo:font-style="italic" style:font-size-asian="12pt" style:font-style-asian="italic" style:font-size-complex="12pt" style:font-style-complex="italic"/>
    </style:style>
    <style:style style:name="P18" style:family="paragraph" style:parent-style-name="Preformatted_20_Text">
      <style:paragraph-properties fo:margin-top="0cm" fo:margin-bottom="0.499cm" fo:background-color="transparent" fo:padding="0cm" fo:border="none">
        <style:background-image/>
      </style:paragraph-properties>
    </style:style>
    <style:style style:name="P19" style:family="paragraph" style:parent-style-name="Preformatted_20_Text">
      <style:paragraph-properties fo:margin-top="0cm" fo:margin-bottom="0.499cm" fo:padding="0cm" fo:border="none"/>
    </style:style>
    <style:style style:name="P20" style:family="paragraph" style:parent-style-name="Preformatted_20_Text" style:list-style-name="L3">
      <style:text-properties fo:color="#000000" style:font-name="Times New Roman" fo:font-size="12pt" fo:font-style="normal" style:font-size-asian="12pt" style:font-style-asian="normal" style:font-size-complex="12pt" style:font-style-complex="normal"/>
    </style:style>
    <style:style style:name="P21" style:family="paragraph" style:parent-style-name="Preformatted_20_Text">
      <style:paragraph-properties fo:margin-top="0cm" fo:margin-bottom="0.499cm" fo:padding="0cm" fo:border="none"/>
    </style:style>
    <style:style style:name="P22" style:family="paragraph" style:parent-style-name="Preformatted_20_Text">
      <style:paragraph-properties fo:padding="0cm" fo:border="none"/>
    </style:style>
    <style:style style:name="P23" style:family="paragraph" style:parent-style-name="Standard" style:list-style-name="L1">
      <style:paragraph-properties fo:text-align="start" style:justify-single-word="false" fo:background-color="transparent">
        <style:background-image/>
      </style:paragraph-properties>
    </style:style>
    <style:style style:name="P24" style:family="paragraph" style:parent-style-name="Standard" style:list-style-name="L3">
      <style:paragraph-properties fo:background-color="transparent">
        <style:background-image/>
      </style:paragraph-properties>
      <style:text-properties fo:color="#000000" style:font-name="Consolas" fo:font-size="10.5pt" fo:font-style="italic" fo:font-weight="normal" fo:background-color="transparent" style:font-size-asian="12pt" style:font-style-asian="italic" style:font-size-complex="12pt" style:font-style-complex="italic"/>
    </style:style>
    <style:style style:name="P25" style:family="paragraph" style:parent-style-name="Text_20_body" style:list-style-name="L2">
      <style:text-properties fo:color="#000000" style:font-name="Times New Roman" fo:font-size="12pt" fo:font-style="normal" fo:background-color="#ffcc00" style:font-size-asian="12pt" style:font-style-asian="normal" style:font-size-complex="12pt" style:font-style-complex="normal"/>
    </style:style>
    <style:style style:name="P26" style:family="paragraph" style:parent-style-name="Text_20_body">
      <style:text-properties fo:color="#000000" style:font-name="Times New Roman" fo:font-size="12pt" fo:font-style="normal" style:font-size-asian="12pt" style:font-style-asian="normal" style:font-size-complex="12pt" style:font-style-complex="normal"/>
    </style:style>
    <style:style style:name="P27" style:family="paragraph" style:parent-style-name="Text_20_body" style:list-style-name="L2">
      <style:text-properties fo:color="#000000" style:font-name="Times New Roman" fo:font-size="12pt" fo:font-style="normal" style:font-size-asian="12pt" style:font-style-asian="normal" style:font-size-complex="12pt" style:font-style-complex="normal"/>
    </style:style>
    <style:style style:name="P28" style:family="paragraph" style:parent-style-name="Text_20_body" style:list-style-name="L3">
      <style:text-properties fo:color="#000000" style:font-name="Times New Roman" fo:font-size="12pt" fo:font-style="normal" style:font-size-asian="12pt" style:font-style-asian="normal" style:font-size-complex="12pt" style:font-style-complex="normal"/>
    </style:style>
    <style:style style:name="P29" style:family="paragraph" style:parent-style-name="Text_20_body">
      <style:text-properties fo:color="#000000" style:font-name="Times New Roman" fo:font-size="12pt" fo:font-style="normal" fo:background-color="#ffcccc" style:font-size-asian="12pt" style:font-style-asian="normal" style:font-size-complex="12pt" style:font-style-complex="normal"/>
    </style:style>
    <style:style style:name="P30" style:family="paragraph" style:parent-style-name="Text_20_body">
      <style:text-properties fo:color="#000000" style:font-name="Times New Roman" fo:font-size="12pt" fo:font-style="normal" fo:background-color="#ffcccc" style:font-name-asian="Times New Roman" style:font-size-asian="12pt" style:font-style-asian="normal" style:font-size-complex="12pt" style:font-style-complex="normal"/>
    </style:style>
    <style:style style:name="P31" style:family="paragraph" style:parent-style-name="Text_20_body">
      <style:text-properties fo:color="#000000" style:font-name="Times New Roman" fo:font-size="12pt" fo:font-style="italic" style:font-size-asian="12pt" style:font-style-asian="italic" style:font-size-complex="12pt" style:font-style-complex="italic"/>
    </style:style>
    <style:style style:name="P32" style:family="paragraph" style:parent-style-name="Text_20_body" style:list-style-name="L3">
      <style:text-properties fo:color="#000000" style:font-name="Times New Roman" fo:font-size="12pt" fo:font-style="italic" style:font-size-asian="12pt" style:font-style-asian="italic" style:font-size-complex="12pt" style:font-style-complex="italic"/>
    </style:style>
    <style:style style:name="P33" style:family="paragraph" style:parent-style-name="Text_20_body">
      <style:text-properties fo:color="#000000" style:font-name="Times New Roman" fo:font-size="12pt" fo:font-style="italic" style:font-name-asian="Times New Roman" style:font-size-asian="12pt" style:font-style-asian="italic" style:font-size-complex="12pt" style:font-style-complex="italic"/>
    </style:style>
    <style:style style:name="P34" style:family="paragraph" style:parent-style-name="Text_20_body">
      <style:text-properties fo:font-variant="normal" fo:text-transform="none" fo:color="#000000" style:font-name="Anthropic Sans" fo:font-size="10pt" fo:letter-spacing="normal" fo:font-style="italic" fo:font-weight="normal" style:font-size-asian="10pt" style:font-style-asian="italic" style:font-size-complex="10pt" style:font-style-complex="italic"/>
    </style:style>
    <style:style style:name="P35" style:family="paragraph" style:parent-style-name="Text_20_body">
      <style:text-properties fo:font-variant="normal" fo:text-transform="none" fo:color="#000000" style:font-name="Anthropic Mono" fo:font-size="9pt" fo:letter-spacing="normal" fo:font-style="normal" fo:font-weight="normal" style:font-size-asian="12pt" style:font-style-asian="normal" style:font-size-complex="12pt" style:font-style-complex="normal"/>
    </style:style>
    <style:style style:name="T1" style:family="text">
      <style:text-properties fo:color="#d3d7de" fo:font-size="10pt" fo:font-style="italic" style:text-underline-style="none" style:font-size-asian="10pt" style:font-style-asian="italic" style:font-size-complex="10pt" style:font-style-complex="italic"/>
    </style:style>
    <style:style style:name="T2" style:family="text">
      <style:text-properties fo:color="#d3d7de" fo:font-size="10pt" fo:font-style="italic" style:text-underline-style="none" fo:background-color="#ff99ff" style:font-size-asian="10pt" style:font-style-asian="italic" style:font-size-complex="10pt" style:font-style-complex="italic"/>
    </style:style>
    <style:style style:name="T3" style:family="text">
      <style:text-properties fo:background-color="transparent"/>
    </style:style>
    <style:style style:name="T4" style:family="text">
      <style:text-properties fo:color="#000000" style:font-name="Times New Roman" fo:font-size="12pt" fo:background-color="transparent" style:font-size-asian="12pt" style:font-size-complex="12pt"/>
    </style:style>
    <style:style style:name="T5" style:family="text">
      <style:text-properties fo:color="#000000" style:font-name="Times New Roman" fo:font-size="12pt" fo:background-color="#ccff66" style:font-size-asian="12pt" style:font-size-complex="12pt"/>
    </style:style>
    <style:style style:name="T6" style:family="text">
      <style:text-properties fo:color="#000000" style:font-name="Times New Roman" fo:font-size="12pt" fo:font-style="italic" style:text-underline-style="solid" style:text-underline-width="auto" style:text-underline-color="font-color" style:font-size-asian="12pt" style:font-style-asian="italic" style:font-size-complex="12pt" style:font-style-complex="italic"/>
    </style:style>
    <style:style style:name="T7" style:family="text">
      <style:text-properties fo:color="#000000" style:font-name="Times New Roman" fo:font-size="12pt" fo:font-style="italic" style:font-size-asian="12pt" style:font-style-asian="italic" style:font-size-complex="12pt" style:font-style-complex="italic"/>
    </style:style>
    <style:style style:name="T8" style:family="text">
      <style:text-properties fo:color="#000000" style:font-name="Times New Roman" fo:font-size="12pt" fo:background-color="#ffcc00" style:font-size-asian="12pt" style:font-size-complex="12pt"/>
    </style:style>
    <style:style style:name="T9" style:family="text">
      <style:text-properties fo:color="#000000" style:font-name="Times New Roman" fo:font-size="10pt" fo:font-style="italic" style:font-name-asian="Times New Roman" style:font-size-asian="10pt" style:font-style-asian="italic" style:font-size-complex="10pt" style:font-style-complex="italic"/>
    </style:style>
    <style:style style:name="T10" style:family="text">
      <style:text-properties fo:color="#000000" style:font-name="Times New Roman" fo:font-size="10pt" fo:font-style="normal" style:font-name-asian="Times New Roman" style:font-size-asian="10pt" style:font-style-asian="normal" style:font-size-complex="10pt" style:font-style-complex="normal"/>
    </style:style>
    <style:style style:name="T11" style:family="text">
      <style:text-properties fo:color="#000000" fo:font-size="12pt" fo:font-style="italic" style:font-size-asian="12pt" style:font-style-asian="italic" style:font-size-complex="12pt" style:font-style-complex="italic"/>
    </style:style>
    <style:style style:name="T12" style:family="text">
      <style:text-properties fo:color="#000000" fo:font-size="10pt" fo:font-style="italic" style:font-size-asian="10pt" style:font-style-asian="italic" style:font-size-complex="10pt" style:font-style-complex="italic"/>
    </style:style>
    <style:style style:name="T13" style:family="text">
      <style:text-properties fo:font-size="12pt" style:font-size-asian="12pt" style:font-size-complex="12pt"/>
    </style:style>
    <style:style style:name="T14" style:family="text">
      <style:text-properties style:font-name="Times New Roman" fo:font-size="12pt" style:font-size-asian="12pt" style:font-size-complex="12pt"/>
    </style:style>
    <style:style style:name="T15" style:family="text">
      <style:text-properties style:font-name="Times New Roman" fo:font-size="12pt" fo:background-color="#ccff66" style:font-size-asian="12pt" style:font-size-complex="12pt"/>
    </style:style>
    <style:style style:name="T16" style:family="text">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T17" style:family="text">
      <style:text-properties fo:font-variant="normal" fo:text-transform="none" fo:color="#000000" style:font-name="Times New Roman" fo:font-size="12pt" fo:letter-spacing="normal" fo:font-style="normal" fo:font-weight="normal" fo:background-color="#ffff00" style:font-size-asian="12pt" style:font-size-complex="12pt"/>
    </style:style>
    <style:style style:name="T18" style:family="text">
      <style:text-properties fo:font-variant="normal" fo:text-transform="none" fo:color="#000000" style:font-name="Times New Roman" fo:font-size="12pt" fo:letter-spacing="normal" fo:font-style="normal" fo:font-weight="normal" fo:background-color="#ccff66" style:font-size-asian="12pt" style:font-size-complex="12pt"/>
    </style:style>
    <style:style style:name="T19" style:family="text">
      <style:text-properties fo:font-variant="normal" fo:text-transform="none" fo:color="#000000" style:font-name="Times New Roman" fo:font-size="12pt" fo:letter-spacing="normal" fo:font-style="normal" fo:font-weight="normal" fo:background-color="#99cccc" style:font-size-asian="12pt" style:font-size-complex="12pt"/>
    </style:style>
    <style:style style:name="T20" style:family="text">
      <style:text-properties fo:font-variant="normal" fo:text-transform="none" fo:color="#000000" style:font-name="Times New Roman" fo:font-size="12pt" fo:letter-spacing="normal" fo:font-style="normal" style:text-underline-style="none" fo:font-weight="normal" fo:background-color="transparent" style:font-size-asian="12pt" style:font-style-asian="italic" style:font-size-complex="12pt" style:font-style-complex="italic"/>
    </style:style>
    <style:style style:name="T21" style:family="text">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T22" style:family="text">
      <style:text-properties fo:font-variant="normal" fo:text-transform="none" fo:color="#000000" style:font-name="Times New Roman" fo:font-size="12pt" fo:letter-spacing="normal" fo:font-style="italic" style:text-underline-style="solid" style:text-underline-width="auto" style:text-underline-color="font-color" fo:font-weight="normal" fo:background-color="transparent" style:font-size-asian="12pt" style:font-style-asian="italic" style:font-size-complex="12pt" style:font-style-complex="italic"/>
    </style:style>
    <style:style style:name="T23" style:family="text">
      <style:text-properties fo:font-variant="normal" fo:text-transform="none" fo:color="#000000" fo:font-size="12pt" fo:letter-spacing="normal" fo:font-style="normal" fo:font-weight="normal" fo:background-color="transparent" style:font-size-asian="12pt" style:font-size-complex="12pt"/>
    </style:style>
    <style:style style:name="T24" style:family="text">
      <style:text-properties fo:font-variant="normal" fo:text-transform="none" fo:color="#000000" style:font-name="Consolas" fo:font-size="10.5pt" fo:letter-spacing="normal" fo:font-style="italic" style:text-underline-style="solid" style:text-underline-width="auto" style:text-underline-color="font-color" fo:font-weight="normal" fo:background-color="transparent" style:font-size-asian="12pt" style:font-style-asian="italic" style:font-size-complex="12pt" style:font-style-complex="italic"/>
    </style:style>
    <style:style style:name="T25" style:family="text">
      <style:text-properties fo:font-variant="normal" fo:text-transform="none" fo:color="#000000" fo:font-size="10pt" fo:letter-spacing="normal" fo:font-style="italic" fo:font-weight="normal" fo:background-color="transparent" style:font-size-asian="10pt" style:font-style-asian="italic" style:font-size-complex="10pt" style:font-style-complex="italic"/>
    </style:style>
    <style:style style:name="T26" style:family="text">
      <style:text-properties fo:font-variant="normal" fo:text-transform="none" fo:color="#000000" fo:font-size="10pt" fo:letter-spacing="normal" fo:font-style="italic" style:text-underline-style="none" fo:font-weight="normal" fo:background-color="transparent" style:font-size-asian="10pt" style:font-style-asian="italic" style:font-size-complex="10pt" style:font-style-complex="italic"/>
    </style:style>
    <style:style style:name="T27" style:family="text">
      <style:text-properties fo:font-variant="normal" fo:text-transform="none" fo:color="#000000" fo:font-size="10pt" fo:letter-spacing="normal" fo:font-style="italic" style:text-underline-style="none" fo:font-weight="normal" fo:background-color="#ff99ff" style:font-size-asian="10pt" style:font-style-asian="italic" style:font-size-complex="10pt" style:font-style-complex="italic"/>
    </style:style>
    <style:style style:name="T28" style:family="text">
      <style:text-properties fo:font-variant="normal" fo:text-transform="none" style:font-name="Anthropic Sans" fo:letter-spacing="normal" fo:font-weight="normal"/>
    </style:style>
    <style:style style:name="T29" style:family="text">
      <style:text-properties fo:font-variant="normal" fo:text-transform="none" style:font-name="Anthropic Mono" fo:font-size="9pt" fo:letter-spacing="normal" fo:font-weight="normal"/>
    </style:style>
    <style:style style:name="T30" style:family="text">
      <style:text-properties fo:font-style="italic" style:font-style-asian="italic" style:font-style-complex="italic"/>
    </style:style>
    <style:style style:name="T31" style:family="text">
      <style:text-properties fo:font-size="10pt" style:font-size-asian="10pt" style:font-size-complex="10pt"/>
    </style:style>
    <style:style style:name="T32" style:family="text">
      <style:text-properties fo:font-size="10pt" fo:font-style="italic" style:font-size-asian="10pt" style:font-style-asian="italic" style:font-size-complex="10pt" style:font-style-complex="italic"/>
    </style:style>
    <style:style style:name="T33" style:family="text">
      <style:text-properties fo:font-size="10pt" fo:font-style="italic" style:text-underline-style="none" style:font-size-asian="10pt" style:font-style-asian="italic" style:font-size-complex="10pt" style:font-style-complex="italic"/>
    </style:style>
    <style:style style:name="T34" style:family="text">
      <style:text-properties fo:font-size="10pt" fo:font-style="italic" style:text-underline-style="none" fo:background-color="#ff99ff" style:font-size-asian="10pt" style:font-style-asian="italic" style:font-size-complex="10pt" style:font-style-complex="italic"/>
    </style:style>
    <style:style style:name="T35" style:family="text">
      <style:text-properties fo:font-size="10pt" fo:font-style="italic" fo:background-color="#ff99ff" style:font-size-asian="10pt" style:font-style-asian="italic" style:font-size-complex="10pt" style:font-style-complex="italic"/>
    </style:style>
    <style:style style:name="T36" style:family="text">
      <style:text-properties fo:font-size="10pt" fo:font-style="italic" fo:background-color="#99ff99" style:font-size-asian="10pt" style:font-style-asian="italic" style:font-size-complex="10pt" style:font-style-complex="italic"/>
    </style:style>
    <style:style style:name="T37" style:family="text">
      <style:text-properties fo:font-size="10pt" fo:font-style="italic" fo:background-color="transparent" style:font-size-asian="10pt" style:font-style-asian="italic" style:font-size-complex="10pt" style:font-style-complex="italic"/>
    </style:style>
    <style:style style:name="T38" style:family="text">
      <style:text-properties fo:font-size="10pt" fo:font-style="italic" fo:background-color="#99ff33" style:font-size-asian="10pt" style:font-style-asian="italic" style:font-size-complex="10pt" style:font-style-complex="italic"/>
    </style:style>
    <style:style style:name="T39" style:family="text">
      <style:text-properties fo:font-size="10pt" fo:font-style="italic" fo:background-color="#66ff00" style:font-size-asian="10pt" style:font-style-asian="italic" style:font-size-complex="10pt" style:font-style-complex="italic"/>
    </style:style>
    <style:style style:name="T40" style:family="text">
      <style:text-properties fo:background-color="#ff99ff"/>
    </style:style>
    <style:style style:name="T41" style:family="text">
      <style:text-properties fo:background-color="#ffcc00"/>
    </style:style>
    <style:style style:name="T42" style:family="text">
      <style:text-properties style:font-name="Times New Roman1" style:font-name-asian="Times New Roman1" style:font-name-complex="Times New Roman1"/>
    </style:style>
    <style:style style:name="T43" style:family="text">
      <style:text-properties style:font-name="Courier New" style:font-name-asian="Courier New" style:font-name-complex="Courier New"/>
    </style:style>
    <style:style style:name="T44" style:family="text">
      <style:text-properties style:font-name="Courier New" style:font-name-asian="NSimSun" style:font-name-complex="Courier New"/>
    </style:style>
    <style:style style:name="T45" style:family="text">
      <style:text-properties fo:background-color="#ffcc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ource_20_Text"><text:span text:style-name="T4">Desarrollo del código del ahorcado</text:span></text:span></text:p>
      <text:p text:style-name="P3"><text:span text:style-name="Source_20_Text"><text:span text:style-name="T4"/></text:span></text:p>
      <text:p text:style-name="P3"><text:span text:style-name="Source_20_Text"><text:span text:style-name="T5">1. Comenzamos pensando en las variables necesarias:</text:span></text:span></text:p>
      <text:p text:style-name="P3"><text:span text:style-name="Source_20_Text"><text:span text:style-name="T4"><text:tab/>- Generar palabras secretas</text:span></text:span></text:p>
      <text:p text:style-name="P3"><text:span text:style-name="Source_20_Text"><text:span text:style-name="T4"><text:tab/>- Guardar las letras que ha probado el jugador</text:span></text:span></text:p>
      <text:p text:style-name="P3"><text:span text:style-name="Source_20_Text"><text:span text:style-name="T4"><text:tab/>- Cambiar las letras por “_”</text:span></text:span></text:p>
      <text:p text:style-name="P3"><text:span text:style-name="Source_20_Text"><text:span text:style-name="T4"><text:tab/>- Crear un contador de intentos</text:span></text:span></text:p>
      <text:p text:style-name="P3"><text:span text:style-name="Source_20_Text"><text:span text:style-name="T4"><text:tab/>- Pedir al jugador que vaya diciendo letras</text:span></text:span></text:p>
      <text:p text:style-name="P3"><text:span text:style-name="Source_20_Text"><text:span text:style-name="T4"><text:tab/>- Comprobar si la letra que nos indica es correcta</text:span></text:span></text:p>
      <text:p text:style-name="P3"><text:span text:style-name="Source_20_Text"><text:span text:style-name="T4"><text:tab/><text:tab/>- Si lo es, sustituimos el “_” correspondiente por la letra</text:span></text:span></text:p>
      <text:p text:style-name="P3"><text:span text:style-name="Source_20_Text"><text:span text:style-name="T4"><text:tab/><text:tab/>- Si no lo es, damos un mensaje de “letra incorrecta”, restamos un intento y <text:tab/><text:tab/><text:tab/><text:tab/>dibujamos una parte del dibujo final.</text:span></text:span></text:p>
      <text:p text:style-name="P3"><text:span text:style-name="Source_20_Text"><text:span text:style-name="T16"/></text:span></text:p>
      <text:p text:style-name="P3"><text:span text:style-name="Source_20_Text"><text:span text:style-name="T16"><text:tab/>- El juego termina cuando se acierta la palabra o cuando se agotan los intentos.</text:span></text:span></text:p>
      <text:p text:style-name="P3"><text:span text:style-name="Source_20_Text"><text:span text:style-name="T16"/></text:span></text:p>
      <text:p text:style-name="P3"><text:span text:style-name="Source_20_Text"><text:span text:style-name="T18">2. Variables</text:span></text:span></text:p>
      <text:p text:style-name="P3"><text:span text:style-name="Source_20_Text"><text:span text:style-name="T16">Pensamos como representar las variables de una forma óptima para el juego:</text:span></text:span></text:p>
      <text:p text:style-name="P3"><text:span text:style-name="Source_20_Text"><text:span text:style-name="T16"/></text:span></text:p>
      <text:p text:style-name="P3"><text:span text:style-name="Source_20_Text"><text:span text:style-name="T16">- Creamos una lista de palabras para que el juego pueda elegir aleatoriamente palabras = [“casa”,”gato”...]</text:span></text:span></text:p>
      <text:p text:style-name="P3"><text:span text:style-name="Source_20_Text"><text:span text:style-name="T16"/></text:span></text:p>
      <text:p text:style-name="P3"><text:span text:style-name="Source_20_Text"><text:span text:style-name="T16">- La palabra secreta será tipo “str” y tendremos que sustituir la visualización de las letras por “_”</text:span></text:span></text:p>
      <text:p text:style-name="P3"><text:span text:style-name="Source_20_Text"><text:span text:style-name="T23">print(" ".join([i if i in letras_probadas else "_" for i in palabra]))</text:span></text:span></text:p>
      <text:p text:style-name="P3"><text:span text:style-name="Source_20_Text"><text:span text:style-name="T16">Con esto estamos diciendo que nos sustituya las letras por guiones con una list comprehensions y además usamos el “ “.join(mi_lista) para unir todos los elementos en una sola lista “_”,”_”,”_”,”_” = “_ _ _ _”</text:span></text:span></text:p>
      <text:p text:style-name="P3"><text:span text:style-name="Source_20_Text"><text:span text:style-name="T16">Para generar la palabra de forma automática y secreta, usaremos random.choice() tras haber importado random (import random)</text:span></text:span></text:p>
      <text:p text:style-name="P3"><text:span text:style-name="Source_20_Text"><text:span text:style-name="T16"/></text:span></text:p>
      <text:p text:style-name="P3"><text:span text:style-name="Source_20_Text"><text:span text:style-name="T16">- Letras probadas: usaremos datos tipo set, porque nos permite hacer una lista de elementos pero como no permite la duplicidad, nos va a permitir que el jugador no repita letras, o al menos que cuando las repita no le cuente como error y le de un mensaje avisándolo.</text:span></text:span></text:p>
      <text:p text:style-name="P3"><text:span text:style-name="Source_20_Text"><text:span text:style-name="T16">Para esto crearemos un set vacío (letras_probadas = set())</text:span></text:span></text:p>
      <text:p text:style-name="P3"><text:span text:style-name="Source_20_Text"><text:span text:style-name="T16"/></text:span></text:p>
      <text:p text:style-name="P3"><text:span text:style-name="Source_20_Text"><text:span text:style-name="T16">- Intentos restantes: necesitaremos datos tipo int, que inician en 6 y necesitas restarle 1 con cada letra errónea.</text:span></text:span></text:p>
      <text:p text:style-name="P3"><text:span text:style-name="Source_20_Text"><text:span text:style-name="T16"/></text:span></text:p>
      <text:p text:style-name="P3"><text:span text:style-name="Source_20_Text"><text:span text:style-name="T18">3. Ahora iremos con la ejecución del juego</text:span></text:span><text:span text:style-name="Source_20_Text"><text:span text:style-name="T16">, dado que debe seguir ejecutándose mientras que la palabra no se adivine y queden intentos, debemos crear un bucle que haga las comprobaciones.</text:span></text:span></text:p>
      <text:p text:style-name="P3"><text:span text:style-name="Source_20_Text"><text:span text:style-name="T16">Para eso usaremos el </text:span></text:span><text:span text:style-name="Source_20_Text"><text:span text:style-name="T17">bucle while y la funcion all()</text:span></text:span></text:p>
      <text:p text:style-name="P3"><text:span text:style-name="Source_20_Text"><text:span text:style-name="T22">while</text:span></text:span><text:span text:style-name="Source_20_Text"><text:span text:style-name="T22"> intentos &gt; 0 and not all([i in letras_probadas for i in palabra]): </text:span></text:span></text:p>
      <text:p text:style-name="P3"><text:span text:style-name="Source_20_Text"><text:span text:style-name="T16">El while nos crea el bucle mientras que intentos sea mayor a 0 y que la comprobación de que todas las letras no estén ya situadas en su lugar.</text:span></text:span></text:p>
      <text:p text:style-name="P3"><text:span text:style-name="Source_20_Text"><text:span text:style-name="T16"/></text:span></text:p>
      <text:p text:style-name="P3"><text:span text:style-name="Source_20_Text"><text:span text:style-name="T16">Para que el usuario introduzca las letras, crearemos un input() que permita que inserte datos.</text:span></text:span></text:p>
      <text:p text:style-name="P1"><text:span text:style-name="Source_20_Text"><text:span text:style-name="T24">letra</text:span></text:span><text:span text:style-name="Source_20_Text"><text:span text:style-name="T24"> = input("Introduce una letra: ")</text:span></text:span></text:p>
      <text:p text:style-name="P3"><text:span text:style-name="Source_20_Text"><text:span text:style-name="T16"/></text:span></text:p>
      <text:p text:style-name="P3"><text:span text:style-name="Source_20_Text"><text:span text:style-name="T16">Este input lo meteremos dentro de un if/else que nos permita diferenciar la entrada del dato</text:span></text:span></text:p>
      <text:p text:style-name="P3"><text:span text:style-name="Source_20_Text"><text:span text:style-name="T16"/></text:span></text:p>
      <text:p text:style-name="P3"><text:span text:style-name="Source_20_Text"><text:span text:style-name="T23">letra = input("Introduce una letra: ")</text:span></text:span></text:p>
      <text:p text:style-name="P6"/>
      <text:p text:style-name="P6"><text:span text:style-name="Source_20_Text"><text:tab/>if letra in palabra:</text:span></text:p>
      <text:p text:style-name="P6"><text:soft-page-break/><text:span text:style-name="Source_20_Text"><text:s text:c="4"/><text:tab/><text:tab/>letras_probadas.add(letra)</text:span></text:p>
      <text:p text:style-name="P6"><text:span text:style-name="Source_20_Text"><text:tab/>else:</text:span></text:p>
      <text:p text:style-name="P6"><text:span text:style-name="Source_20_Text"><text:s text:c="4"/><text:tab/><text:tab/>print("Lo siento, prueba otra letra")</text:span></text:p>
      <text:p text:style-name="P19"><text:span text:style-name="Source_20_Text"><text:s text:c="4"/><text:tab/><text:tab/>intentos -=1</text:span></text:p>
      <text:p text:style-name="P3"><text:span text:style-name="Source_20_Text"><text:span text:style-name="T16"/></text:span></text:p>
      <text:p text:style-name="P3"><text:span text:style-name="Source_20_Text"><text:span text:style-name="T18">4. Para cerrar el juego </text:span></text:span><text:span text:style-name="Source_20_Text"><text:span text:style-name="T16">pondremos un if/else que nos compruebe si el jugador ha completado la palabra y ha ganado, o si por el contrario ha agotado los intentos y ha perdido.</text:span></text:span></text:p>
      <text:p text:style-name="P3"><text:span text:style-name="Source_20_Text"><text:span text:style-name="T16"/></text:span></text:p>
      <text:p text:style-name="P3"><text:span text:style-name="Source_20_Text"><text:span text:style-name="T23">if all([i in letras_probadas for i in palabra]):</text:span></text:span></text:p>
      <text:p text:style-name="P6"><text:span text:style-name="Source_20_Text"><text:s text:c="4"/>print("¡Enhorabuena! Ejecuta de nuevo para volver a jugar")</text:span></text:p>
      <text:p text:style-name="P6"><text:span text:style-name="Source_20_Text">else:</text:span></text:p>
      <text:p text:style-name="P19"><text:span text:style-name="Source_20_Text"><text:s text:c="4"/>print(f"¡Has perdido! La palabra era: {palabra}Ejecuta de nuevo para volver <text:tab/>a intentarlo")</text:span></text:p>
      <text:p text:style-name="P19"><text:span text:style-name="Source_20_Text"><text:span text:style-name="T14">Aqui hemos añadido un f-string en el else, para conseguir que además del mensaje de derrota, indique cuál era la palabra, y le damos un mensaje para que si quiere jugar de nuevo vuelva a ejecutar (luego esto se cambia por que es el propio juego el que pregunta si quieres volver a jugar)</text:span></text:span></text:p>
      <text:p text:style-name="P19"><text:span text:style-name="Source_20_Text"><text:span text:style-name="T15">5. Dibujos.</text:span></text:span><text:span text:style-name="Source_20_Text"><text:span text:style-name="T14"> Ahora quiero añadir los dibujos para que vayan saliendo en los errores. Para ello crearemos una variable con contenga una lista con los str de cada parte del dibujo.Tendremos en cuenta dos detalles importantes, en las barras laterales al final de la línea, aunque las queramos simples hay que ponerlas dobles porque si no python lo reconoce como un error de código. Por otro lado, para que imprima varias líneas tendremos que usar las triples comillas que son las que leen el salto de línea.</text:span></text:span></text:p>
      <text:p text:style-name="P19"><text:span text:style-name="Source_20_Text"><text:span text:style-name="T13">dibujos = ["""-----""" ,</text:span></text:span></text:p>
      <text:p text:style-name="P6"><text:span text:style-name="Source_20_Text">"""----- </text:span></text:p>
      <text:p text:style-name="P6"><text:span text:style-name="Source_20_Text">| <text:s text:c="11"/>|""",</text:span></text:p>
      <text:p text:style-name="P6"><text:span text:style-name="Source_20_Text">"""----- </text:span></text:p>
      <text:p text:style-name="P6"><text:span text:style-name="Source_20_Text">| <text:s text:c="11"/>| </text:span></text:p>
      <text:p text:style-name="P6"><text:span text:style-name="Source_20_Text">| <text:s text:c="11"/>0""",</text:span></text:p>
      <text:p text:style-name="P6"><text:span text:style-name="Source_20_Text">"""----- </text:span></text:p>
      <text:p text:style-name="P6"><text:span text:style-name="Source_20_Text">| <text:s text:c="11"/>| </text:span></text:p>
      <text:p text:style-name="P6"><text:span text:style-name="Source_20_Text">| <text:s text:c="11"/>0</text:span></text:p>
      <text:p text:style-name="P6"><text:span text:style-name="Source_20_Text"><text:s text:c="13"/>| """,</text:span></text:p>
      <text:p text:style-name="P6"><text:span text:style-name="Source_20_Text">"""----- </text:span></text:p>
      <text:p text:style-name="P6"><text:span text:style-name="Source_20_Text">| <text:s text:c="11"/>| </text:span></text:p>
      <text:p text:style-name="P6"><text:span text:style-name="Source_20_Text">| <text:s text:c="11"/>0</text:span></text:p>
      <text:p text:style-name="P6"><text:span text:style-name="Source_20_Text">| <text:s text:c="9"/>/ | \\""",</text:span></text:p>
      <text:p text:style-name="P6"><text:span text:style-name="Source_20_Text">"""----- </text:span></text:p>
      <text:p text:style-name="P6"><text:span text:style-name="Source_20_Text">| <text:s text:c="11"/>| </text:span></text:p>
      <text:p text:style-name="P6"><text:span text:style-name="Source_20_Text">| <text:s text:c="11"/>0</text:span></text:p>
      <text:p text:style-name="P6"><text:span text:style-name="Source_20_Text">| <text:s text:c="9"/>/ | \\</text:span></text:p>
      <text:p text:style-name="P6"><text:span text:style-name="Source_20_Text">| <text:s text:c="10"/>/ \\""",</text:span></text:p>
      <text:p text:style-name="P6"><text:span text:style-name="Source_20_Text">"""----- </text:span></text:p>
      <text:p text:style-name="P6"><text:span text:style-name="Source_20_Text">| <text:s text:c="11"/>| </text:span></text:p>
      <text:p text:style-name="P6"><text:span text:style-name="Source_20_Text">| <text:s text:c="11"/>0</text:span></text:p>
      <text:p text:style-name="P6"><text:span text:style-name="Source_20_Text">| <text:s text:c="9"/>/ | \\</text:span></text:p>
      <text:p text:style-name="P6"><text:span text:style-name="Source_20_Text">| <text:s text:c="10"/>/ \\</text:span></text:p>
      <text:p text:style-name="P19"><text:span text:style-name="Source_20_Text">|"""]</text:span></text:p>
      <text:p text:style-name="P19"><text:span text:style-name="Source_20_Text"><text:span text:style-name="T14">Para mostrar el dibujo en cada intento, tendremos en cuenta que empezamos con 6 posibilidades y que vamos a ir descontando en cada error</text:span></text:span></text:p>
      <text:p text:style-name="P19"><text:span text:style-name="Source_20_Text"><text:span text:style-name="T6">print(dibujos[6 - intentos]) </text:span></text:span></text:p>
      <text:p text:style-name="P3"><text:soft-page-break/><text:span text:style-name="Source_20_Text"><text:span text:style-name="T16">ahora, lo colocamos en su lugar dentro del bucle while</text:span></text:span></text:p>
      <text:p text:style-name="P3"><text:span text:style-name="Source_20_Text"><text:span text:style-name="T16"/></text:span></text:p>
      <text:p text:style-name="P3"><text:span text:style-name="Source_20_Text"><text:span text:style-name="T16"><text:tab/></text:span></text:span><text:span text:style-name="Source_20_Text"><text:span text:style-name="T16">if letra in palabra:</text:span></text:span></text:p>
      <text:p text:style-name="P6"><text:span text:style-name="Source_20_Text"><text:span text:style-name="T14"><text:s text:c="8"/>letras_probadas.add(letra)</text:span></text:span></text:p>
      <text:p text:style-name="P6"><text:span text:style-name="Source_20_Text"><text:span text:style-name="T14"><text:s text:c="4"/>else:</text:span></text:span></text:p>
      <text:p text:style-name="P6"><text:span text:style-name="Source_20_Text"><text:span text:style-name="T14"><text:s text:c="8"/>print("Lo siento, prueba otra letra")</text:span></text:span></text:p>
      <text:p text:style-name="P6"><text:span text:style-name="Source_20_Text"><text:span text:style-name="T14"><text:s text:c="8"/>intentos -=1</text:span></text:span></text:p>
      <text:p text:style-name="P19"><text:span text:style-name="Source_20_Text"><text:span text:style-name="T14"><text:s text:c="4"/>print(dibujos[6 - intentos])</text:span></text:span></text:p>
      <text:p text:style-name="P3"><text:span text:style-name="Source_20_Text"><text:span text:style-name="T16">AQUI HICE UNA PAUSA PARA EVALUAR POSIBLES ERRORES.</text:span></text:span></text:p>
      <text:p text:style-name="P3"><text:span text:style-name="Source_20_Text"><text:span text:style-name="T16">Hasta aquí el código funciona y se puede jugar, así que a partir de aquí empecé a valorar mejoras que hicieran el juego más visual y bonito, además de que tuviera la jugabilidad más optimizada.</text:span></text:span></text:p>
      <text:p text:style-name="P3"><text:span text:style-name="Source_20_Text"><text:span text:style-name="T16"/></text:span></text:p>
      <text:p text:style-name="P3"><text:span text:style-name="Source_20_Text"><text:span text:style-name="T16">1.</text:span></text:span><text:span text:style-name="Source_20_Text"><text:span text:style-name="T19"> Mostrar letras usadas.</text:span></text:span><text:span text:style-name="Source_20_Text"><text:span text:style-name="T16"> </text:span></text:span></text:p>
      <text:p text:style-name="P3"><text:span text:style-name="Source_20_Text"><text:span text:style-name="T16">2.</text:span></text:span><text:span text:style-name="Source_20_Text"><text:span text:style-name="T19"> Letra repetida</text:span></text:span></text:p>
      <text:p text:style-name="P3"><text:span text:style-name="Source_20_Text"><text:span text:style-name="T16">3.</text:span></text:span><text:span text:style-name="Source_20_Text"><text:span text:style-name="T19"> Validar el caracter</text:span></text:span></text:p>
      <text:p text:style-name="P3"><text:span text:style-name="Source_20_Text"><text:span text:style-name="T16"/></text:span></text:p>
      <text:p text:style-name="P3"><text:span text:style-name="Source_20_Text"><text:span text:style-name="T16">En el caso de la primera y la segunda, las letras usadas solo necesitamos arrojarlas con un print porque el sistema está haciendo la función en la variable letras_probadas pero no la está mostrando. En el caso de la letra repetida introducimos un if/else que nos diga si la letra ya se ha probado.</text:span></text:span></text:p>
      <text:p text:style-name="P5"><text:span text:style-name="Source_20_Text"><text:tab/></text:span><text:span text:style-name="Source_20_Text"><text:span text:style-name="T33">if letra in letras_probadas:</text:span></text:span></text:p>
      <text:p text:style-name="P6"><text:span text:style-name="Source_20_Text"><text:span text:style-name="T33"><text:s text:c="8"/>print("¡Esta letra ya la habías probado, prueba otra!")</text:span></text:span></text:p>
      <text:p text:style-name="P6"><text:span text:style-name="Source_20_Text"><text:span text:style-name="T33"><text:s text:c="4"/><text:tab/>elif letra in palabra:</text:span></text:span></text:p>
      <text:p text:style-name="P6"><text:span text:style-name="Source_20_Text"><text:span text:style-name="T33"><text:s text:c="8"/>letras_probadas.add(letra)</text:span></text:span></text:p>
      <text:p text:style-name="P6"><text:span text:style-name="Source_20_Text"><text:span text:style-name="T33"><text:s text:c="4"/><text:tab/>else:</text:span></text:span></text:p>
      <text:p text:style-name="P6"><text:span text:style-name="Source_20_Text"><text:span text:style-name="T33"><text:s text:c="8"/>print("Lo siento, prueba otra letra")</text:span></text:span></text:p>
      <text:p text:style-name="P6"><text:span text:style-name="Source_20_Text"><text:span text:style-name="T33"><text:s text:c="8"/>intentos -=1</text:span></text:span></text:p>
      <text:p text:style-name="P4"><text:span text:style-name="Source_20_Text"><text:span text:style-name="T26"><text:s text:c="4"/>print(dibujos[6 - intentos])</text:span></text:span></text:p>
      <text:p text:style-name="P3"><text:span text:style-name="Source_20_Text"><text:span text:style-name="T16"/></text:span></text:p>
      <text:p text:style-name="P3"><text:span text:style-name="Source_20_Text"><text:span text:style-name="T16">Para que no se puedan introducir caracteres no válidos vamos a incluir una función de comprobación que es isalpha() que nos sirve para validar solo caracteres alfabéticos.</text:span></text:span></text:p>
      <text:p text:style-name="P3"><text:span text:style-name="Source_20_Text"><text:span text:style-name="T16"/></text:span></text:p>
      <text:p text:style-name="P3"><text:span text:style-name="Source_20_Text"><text:span text:style-name="T26">while intentos &gt; 0 and not all([i in letras_probadas for i in palabra]):</text:span></text:span></text:p>
      <text:p text:style-name="P6"><text:span text:style-name="Source_20_Text"><text:span text:style-name="T33"><text:s text:c="4"/>print(" ".join([i if i in letras_probadas else "_" for i in palabra]))</text:span></text:span></text:p>
      <text:p text:style-name="P6"><text:span text:style-name="Source_20_Text"><text:span text:style-name="T33"><text:s text:c="4"/>print (letras_probadas)</text:span></text:span></text:p>
      <text:p text:style-name="P6"><text:span text:style-name="Source_20_Text"><text:span text:style-name="T33"><text:s text:c="4"/>letra = input("Introduce una letra: ")</text:span></text:span></text:p>
      <text:p text:style-name="P7"/>
      <text:p text:style-name="P6"><text:span text:style-name="Source_20_Text"><text:span text:style-name="T33"><text:s text:c="4"/></text:span></text:span><text:span text:style-name="Source_20_Text"><text:span text:style-name="T34">if not letra.isalpha():</text:span></text:span></text:p>
      <text:p text:style-name="P6"><text:span text:style-name="Source_20_Text"><text:span text:style-name="T33"><text:s text:c="8"/>print("Por favor introduce una letra válida (abcdefghijklmnñopqrstuvwxyz)")</text:span></text:span></text:p>
      <text:p text:style-name="P6"><text:span text:style-name="Source_20_Text"><text:span text:style-name="T33"><text:s text:c="4"/>elif letra in letras_probadas:</text:span></text:span></text:p>
      <text:p text:style-name="P6"><text:span text:style-name="Source_20_Text"><text:span text:style-name="T33"><text:s text:c="8"/>print("¡Esta letra ya la habías probado, prueba otra!")</text:span></text:span></text:p>
      <text:p text:style-name="P6"><text:span text:style-name="Source_20_Text"><text:span text:style-name="T33"><text:s text:c="4"/>elif letra in palabra:</text:span></text:span></text:p>
      <text:p text:style-name="P6"><text:span text:style-name="Source_20_Text"><text:span text:style-name="T33"><text:s text:c="8"/>letras_probadas.add(letra)</text:span></text:span></text:p>
      <text:p text:style-name="P6"><text:span text:style-name="Source_20_Text"><text:span text:style-name="T33"><text:s text:c="4"/>else:</text:span></text:span></text:p>
      <text:p text:style-name="P6"><text:span text:style-name="Source_20_Text"><text:span text:style-name="T33"><text:s text:c="8"/>print("Lo siento, prueba otra letra")</text:span></text:span></text:p>
      <text:p text:style-name="P6"><text:span text:style-name="Source_20_Text"><text:span text:style-name="T33"><text:tab/> <text:s/>letras_probadas</text:span></text:span><text:span text:style-name="Source_20_Text"><text:span text:style-name="T1">.</text:span></text:span><text:span text:style-name="Source_20_Text"><text:span text:style-name="T33">add</text:span></text:span><text:span text:style-name="Source_20_Text"><text:span text:style-name="T1">(</text:span></text:span><text:span text:style-name="Source_20_Text"><text:span text:style-name="T33">letra</text:span></text:span><text:span text:style-name="Source_20_Text"><text:span text:style-name="T1">)</text:span></text:span><text:span text:style-name="Source_20_Text"><text:span text:style-name="T33"> </text:span></text:span></text:p>
      <text:p text:style-name="P6"><text:span text:style-name="Source_20_Text"><text:span text:style-name="T33"><text:s text:c="8"/>intentos -=1</text:span></text:span></text:p>
      <text:p text:style-name="P6"><text:span text:style-name="Source_20_Text"><text:span text:style-name="T33"><text:s text:c="4"/>print(dibujos[6 - intentos])</text:span></text:span></text:p>
      <text:p text:style-name="P7"/>
      <text:p text:style-name="P6"><text:span text:style-name="Source_20_Text"><text:span text:style-name="T33">if all([i in letras_probadas for i in palabra]):</text:span></text:span></text:p>
      <text:p text:style-name="P6"><text:span text:style-name="Source_20_Text"><text:span text:style-name="T33"><text:s text:c="4"/>print("¡Enhorabuena! Ejecuta de nuevo para volver a jugar")</text:span></text:span></text:p>
      <text:p text:style-name="P6"><text:span text:style-name="Source_20_Text"><text:span text:style-name="T33">else:</text:span></text:span></text:p>
      <text:p text:style-name="P19"><text:span text:style-name="Source_20_Text"><text:span text:style-name="T33"><text:s text:c="4"/>print(f"¡Has perdido! La palabra era: {palabra}. Ejecuta de nuevo para volver a intentarlo")</text:span></text:span></text:p>
      <text:p text:style-name="P3"><text:span text:style-name="Source_20_Text"><text:span text:style-name="T16"/></text:span></text:p>
      <text:p text:style-name="P3"><text:span text:style-name="Source_20_Text"><text:span text:style-name="T16"/></text:span></text:p>
      <text:p text:style-name="P3"><text:soft-page-break/><text:span text:style-name="Source_20_Text"><text:span text:style-name="T16">Aquí volví a probar errores y me di cuenta de que al ejecutar todo era correcto, pero al enseñar las letras probadas me lo imprimía mostrando set(a,r) y no me gustaba, por lo que hice una modificación para mejorar el mensaje de impresión. Además detecté que las letras falladas no se estaban añadiendo a letras_probadas, por lo que tuve que añadir la linea de código</text:span></text:span></text:p>
      <text:p text:style-name="P3"><text:span text:style-name="Source_20_Text"><text:span text:style-name="T16"/></text:span></text:p>
      <text:p text:style-name="P3"><text:span text:style-name="Source_20_Text"><text:span text:style-name="T25">print(f"Has usado ya estas letras: {' '.join(letras_probadas)}")</text:span></text:span></text:p>
      <text:p text:style-name="P3"><text:span text:style-name="Source_20_Text"><text:span text:style-name="T25"/></text:span></text:p>
      <text:p text:style-name="P5"><text:span text:style-name="Source_20_Text"><text:span text:style-name="T20"/></text:span></text:p>
      <text:p text:style-name="P3"><text:span text:style-name="Source_20_Text"><text:span text:style-name="T16"/></text:span></text:p>
      <text:p text:style-name="P3"><text:span text:style-name="Source_20_Text"><text:span text:style-name="T26">while intentos &gt; 0 and not all([i in letras_probadas for i in palabra]):</text:span></text:span></text:p>
      <text:p text:style-name="P6"><text:span text:style-name="Source_20_Text"><text:span text:style-name="T33"><text:s text:c="4"/>print(" ".join([i if i in letras_probadas else "_" for i in palabra]))</text:span></text:span></text:p>
      <text:p text:style-name="P4"><text:span text:style-name="Source_20_Text"><text:span text:style-name="T26"><text:s text:c="4"/></text:span></text:span><text:span text:style-name="Source_20_Text"><text:span text:style-name="T27">print(f"Has usado ya estas letras: {' '.join(letras_probadas)}")</text:span></text:span></text:p>
      <text:p text:style-name="P6"><text:span text:style-name="Source_20_Text"><text:span text:style-name="T33"><text:s text:c="4"/>letra = input("Introduce una letra: ")</text:span></text:span></text:p>
      <text:p text:style-name="P7"/>
      <text:p text:style-name="P6"><text:span text:style-name="Source_20_Text"><text:span text:style-name="T33"><text:s text:c="4"/>if not letra.isalpha():</text:span></text:span></text:p>
      <text:p text:style-name="P6"><text:span text:style-name="Source_20_Text"><text:span text:style-name="T33"><text:s text:c="8"/>print("Por favor introduce una letra válida (abcdefghijklmnñopqrstuvwxyz)")</text:span></text:span></text:p>
      <text:p text:style-name="P6"><text:span text:style-name="Source_20_Text"><text:span text:style-name="T33"><text:s text:c="4"/>elif letra in letras_probadas:</text:span></text:span></text:p>
      <text:p text:style-name="P6"><text:span text:style-name="Source_20_Text"><text:span text:style-name="T33"><text:s text:c="8"/>print("¡Esta letra ya la habías probado, prueba otra!")</text:span></text:span></text:p>
      <text:p text:style-name="P6"><text:span text:style-name="Source_20_Text"><text:span text:style-name="T33"><text:s text:c="4"/>elif letra in palabra:</text:span></text:span></text:p>
      <text:p text:style-name="P6"><text:span text:style-name="Source_20_Text"><text:span text:style-name="T33"><text:s text:c="8"/>letras_probadas.add(letra)</text:span></text:span></text:p>
      <text:p text:style-name="P6"><text:span text:style-name="Source_20_Text"><text:span text:style-name="T33"><text:s text:c="4"/>else:</text:span></text:span></text:p>
      <text:p text:style-name="P6"><text:span text:style-name="Source_20_Text"><text:span text:style-name="T33"><text:s text:c="8"/>print("Lo siento, prueba otra letra")</text:span></text:span></text:p>
      <text:p text:style-name="P6"><text:span text:style-name="Source_20_Text"><text:span text:style-name="T33"><text:tab/> <text:s/></text:span></text:span><text:span text:style-name="Source_20_Text"><text:span text:style-name="T34">letras_probadas</text:span></text:span><text:span text:style-name="Source_20_Text"><text:span text:style-name="T2">.</text:span></text:span><text:span text:style-name="Source_20_Text"><text:span text:style-name="T34">add</text:span></text:span><text:span text:style-name="Source_20_Text"><text:span text:style-name="T2">(</text:span></text:span><text:span text:style-name="Source_20_Text"><text:span text:style-name="T34">letra</text:span></text:span><text:span text:style-name="Source_20_Text"><text:span text:style-name="T1">)</text:span></text:span><text:span text:style-name="Source_20_Text"><text:span text:style-name="T33"> </text:span></text:span></text:p>
      <text:p text:style-name="P6"><text:span text:style-name="Source_20_Text"><text:span text:style-name="T33"><text:s text:c="8"/>intentos -=1</text:span></text:span></text:p>
      <text:p text:style-name="P6"><text:span text:style-name="Source_20_Text"><text:span text:style-name="T33"><text:s text:c="4"/>print(dibujos[6 - intentos])</text:span></text:span></text:p>
      <text:p text:style-name="P7"/>
      <text:p text:style-name="P6"><text:span text:style-name="Source_20_Text"><text:span text:style-name="T33">if all([i in letras_probadas for i in palabra]):</text:span></text:span></text:p>
      <text:p text:style-name="P6"><text:span text:style-name="Source_20_Text"><text:span text:style-name="T33"><text:s text:c="4"/>print("¡Enhorabuena! Ejecuta de nuevo para volver a jugar")</text:span></text:span></text:p>
      <text:p text:style-name="P6"><text:span text:style-name="Source_20_Text"><text:span text:style-name="T33">else:</text:span></text:span></text:p>
      <text:p text:style-name="P18"><text:span text:style-name="Source_20_Text"><text:span text:style-name="T26"><text:s text:c="4"/>print(f"¡Has perdido! La palabra era: {palabra}. Ejecuta de nuevo para volver a intentarlo")</text:span></text:span></text:p>
      <text:p text:style-name="P3"><text:span text:style-name="Source_20_Text"><text:span text:style-name="T23"/></text:span></text:p>
      <text:p text:style-name="P3"><text:span text:style-name="Source_20_Text"><text:span text:style-name="T21">AHORA EL JUEGO VUELVE A FUNCIONAR CORRECTAMENTE CON TODAS LAS MEJORAS IMPLEMENTADAS.</text:span></text:span></text:p>
      <text:p text:style-name="P3"><text:span text:style-name="Source_20_Text"><text:span text:style-name="T16"/></text:span></text:p>
      <text:list xml:id="list5848933184928515246" text:style-name="L1">
        <text:list-item>
          <text:p text:style-name="P23"><text:span text:style-name="Source_20_Text"><text:span text:style-name="T8">Colores. </text:span></text:span><text:span text:style-name="Source_20_Text"><text:span text:style-name="T4">Aquí empecé a introducir mejoras estéticas cambiando los colores, fondos y formatos de las letras, siguiendo el cuadro de ANSI de color.</text:span></text:span></text:p>
        </text:list-item>
      </text:list>
      <text:p text:style-name="Standard"/>
      <table:table table:name="Tabla4" table:style-name="Tabla4">
        <table:table-column table:style-name="Tabla4.A"/>
        <table:table-column table:style-name="Tabla4.B"/>
        <table:table-header-rows>
          <table:table-row>
            <table:table-cell table:style-name="Tabla4.A1" office:value-type="string">
              <text:p text:style-name="Table_20_Heading">Color</text:p>
            </table:table-cell>
            <table:table-cell table:style-name="Tabla4.A1" office:value-type="string">
              <text:p text:style-name="Table_20_Heading">Código</text:p>
            </table:table-cell>
          </table:table-row>
        </table:table-header-rows>
        <table:table-row>
          <table:table-cell table:style-name="Tabla4.A1" office:value-type="string">
            <text:p text:style-name="Table_20_Contents">Negro</text:p>
          </table:table-cell>
          <table:table-cell table:style-name="Tabla4.A1" office:value-type="string">
            <text:p text:style-name="Table_20_Contents"><text:span text:style-name="Source_20_Text">\033[30m</text:span></text:p>
          </table:table-cell>
        </table:table-row>
        <table:table-row>
          <table:table-cell table:style-name="Tabla4.A1" office:value-type="string">
            <text:p text:style-name="Table_20_Contents">Rojo</text:p>
          </table:table-cell>
          <table:table-cell table:style-name="Tabla4.A1" office:value-type="string">
            <text:p text:style-name="Table_20_Contents"><text:span text:style-name="Source_20_Text">\033[31m</text:span></text:p>
          </table:table-cell>
        </table:table-row>
        <table:table-row>
          <table:table-cell table:style-name="Tabla4.A1" office:value-type="string">
            <text:p text:style-name="Table_20_Contents">Verde</text:p>
          </table:table-cell>
          <table:table-cell table:style-name="Tabla4.A1" office:value-type="string">
            <text:p text:style-name="Table_20_Contents"><text:span text:style-name="Source_20_Text">\033[32m</text:span></text:p>
          </table:table-cell>
        </table:table-row>
        <table:table-row>
          <table:table-cell table:style-name="Tabla4.A1" office:value-type="string">
            <text:p text:style-name="Table_20_Contents">Amarillo</text:p>
          </table:table-cell>
          <table:table-cell table:style-name="Tabla4.A1" office:value-type="string">
            <text:p text:style-name="Table_20_Contents"><text:span text:style-name="Source_20_Text">\033[33m</text:span></text:p>
          </table:table-cell>
        </table:table-row>
        <table:table-row>
          <table:table-cell table:style-name="Tabla4.A1" office:value-type="string">
            <text:p text:style-name="Table_20_Contents">Azul</text:p>
          </table:table-cell>
          <table:table-cell table:style-name="Tabla4.A1" office:value-type="string">
            <text:p text:style-name="Table_20_Contents"><text:span text:style-name="Source_20_Text">\033[34m</text:span></text:p>
          </table:table-cell>
        </table:table-row>
        <table:table-row>
          <table:table-cell table:style-name="Tabla4.A1" office:value-type="string">
            <text:p text:style-name="Table_20_Contents">Morado</text:p>
          </table:table-cell>
          <table:table-cell table:style-name="Tabla4.A1" office:value-type="string">
            <text:p text:style-name="Table_20_Contents"><text:span text:style-name="Source_20_Text">\033[35m</text:span></text:p>
          </table:table-cell>
        </table:table-row>
        <table:table-row>
          <table:table-cell table:style-name="Tabla4.A1" office:value-type="string">
            <text:p text:style-name="Table_20_Contents">Cian</text:p>
          </table:table-cell>
          <table:table-cell table:style-name="Tabla4.A1" office:value-type="string">
            <text:p text:style-name="Table_20_Contents"><text:span text:style-name="Source_20_Text">\033[36m</text:span></text:p>
          </table:table-cell>
        </table:table-row>
        <table:table-row>
          <table:table-cell table:style-name="Tabla4.A1" office:value-type="string">
            <text:p text:style-name="Table_20_Contents">Blanco</text:p>
          </table:table-cell>
          <table:table-cell table:style-name="Tabla4.A1" office:value-type="string">
            <text:p text:style-name="Table_20_Contents"><text:span text:style-name="Source_20_Text">\033[37m</text:span></text:p>
          </table:table-cell>
        </table:table-row>
      </table:table>
      <text:p text:style-name="Text_20_body"><text:span text:style-name="Strong_20_Emphasis">Estilos de texto:</text:span></text:p>
      <table:table table:name="Tabla5" table:style-name="Tabla5">
        <table:table-column table:style-name="Tabla5.A"/>
        <table:table-column table:style-name="Tabla5.B"/>
        <table:table-header-rows>
          <table:table-row>
            <table:table-cell table:style-name="Tabla5.A1" office:value-type="string">
              <text:p text:style-name="Table_20_Heading">Estilo</text:p>
            </table:table-cell>
            <table:table-cell table:style-name="Tabla5.A1" office:value-type="string">
              <text:p text:style-name="Table_20_Heading">Código</text:p>
            </table:table-cell>
          </table:table-row>
        </table:table-header-rows>
        <table:table-row>
          <table:table-cell table:style-name="Tabla5.A1" office:value-type="string">
            <text:p text:style-name="Table_20_Contents">Negrita</text:p>
          </table:table-cell>
          <table:table-cell table:style-name="Tabla5.A1" office:value-type="string">
            <text:p text:style-name="Table_20_Contents"><text:span text:style-name="Source_20_Text">\033[1m</text:span></text:p>
          </table:table-cell>
        </table:table-row>
        <table:table-row>
          <table:table-cell table:style-name="Tabla5.A1" office:value-type="string">
            <text:p text:style-name="Table_20_Contents">Subrayado</text:p>
          </table:table-cell>
          <table:table-cell table:style-name="Tabla5.A1" office:value-type="string">
            <text:p text:style-name="Table_20_Contents"><text:span text:style-name="Source_20_Text">\033[4m</text:span></text:p>
          </table:table-cell>
        </table:table-row>
        <table:table-row>
          <table:table-cell table:style-name="Tabla5.A1" office:value-type="string">
            <text:p text:style-name="Table_20_Contents">Reset</text:p>
          </table:table-cell>
          <table:table-cell table:style-name="Tabla5.A1" office:value-type="string">
            <text:p text:style-name="Table_20_Contents"><text:span text:style-name="Source_20_Text">\033[0m</text:span></text:p>
          </table:table-cell>
        </table:table-row>
      </table:table>
      <text:p text:style-name="Text_20_body"><text:soft-page-break/><text:span text:style-name="Strong_20_Emphasis">Colores de fondo:</text:span></text:p>
      <table:table table:name="Tabla6" table:style-name="Tabla6">
        <table:table-column table:style-name="Tabla6.A"/>
        <table:table-column table:style-name="Tabla6.B"/>
        <table:table-header-rows>
          <table:table-row>
            <table:table-cell table:style-name="Tabla6.A1" office:value-type="string">
              <text:p text:style-name="Table_20_Heading">Color</text:p>
            </table:table-cell>
            <table:table-cell table:style-name="Tabla6.A1" office:value-type="string">
              <text:p text:style-name="Table_20_Heading">Código</text:p>
            </table:table-cell>
          </table:table-row>
        </table:table-header-rows>
        <table:table-row>
          <table:table-cell table:style-name="Tabla6.A1" office:value-type="string">
            <text:p text:style-name="Table_20_Contents">Fondo rojo</text:p>
          </table:table-cell>
          <table:table-cell table:style-name="Tabla6.A1" office:value-type="string">
            <text:p text:style-name="Table_20_Contents"><text:span text:style-name="Source_20_Text">\033[41m</text:span></text:p>
          </table:table-cell>
        </table:table-row>
        <table:table-row>
          <table:table-cell table:style-name="Tabla6.A1" office:value-type="string">
            <text:p text:style-name="Table_20_Contents">Fondo verde</text:p>
          </table:table-cell>
          <table:table-cell table:style-name="Tabla6.A1" office:value-type="string">
            <text:p text:style-name="Table_20_Contents"><text:span text:style-name="Source_20_Text">\033[42m</text:span></text:p>
          </table:table-cell>
        </table:table-row>
        <table:table-row>
          <table:table-cell table:style-name="Tabla6.A1" office:value-type="string">
            <text:p text:style-name="Table_20_Contents">Fondo amarillo</text:p>
          </table:table-cell>
          <table:table-cell table:style-name="Tabla6.A1" office:value-type="string">
            <text:p text:style-name="Table_20_Contents"><text:span text:style-name="Source_20_Text">\033[43m</text:span></text:p>
          </table:table-cell>
        </table:table-row>
        <table:table-row>
          <table:table-cell table:style-name="Tabla6.A1" office:value-type="string">
            <text:p text:style-name="Table_20_Contents">Fondo azul</text:p>
          </table:table-cell>
          <table:table-cell table:style-name="Tabla6.A1" office:value-type="string">
            <text:p text:style-name="Table_20_Contents"><text:span text:style-name="Source_20_Text">\033[44m</text:span></text:p>
          </table:table-cell>
        </table:table-row>
      </table:table>
      <text:p text:style-name="P8"/>
      <text:p text:style-name="P2"><text:span text:style-name="T41">2. Ahora introduje un input para que al iniciar el juego</text:span>, te de la Bienvenida al juego y te pregunte el nombre, esto lo va a guardar en la variable nombre que usaremos después.</text:p>
      <text:p text:style-name="P10">nombre = input("Bienvenido al Ahorcado. ¿Cómo te llamas? ") </text:p>
      <text:p text:style-name="P9">while intentos &gt; 0 and not all([i in letras_probadas for i in palabra]): </text:p>
      <text:p text:style-name="P9"><text:tab/>print(" ".join([i if i in letras_probadas else "_" for i in palabra])) </text:p>
      <text:p text:style-name="P9"><text:tab/>print(f"Has usado ya estas letras: {' '.join(letras_probadas)}") </text:p>
      <text:p text:style-name="P9"><text:tab/>letra = input("Introduce una letra: ") </text:p>
      <text:list xml:id="list6141951057185229553" text:style-name="L2">
        <text:list-item>
          <text:p text:style-name="P25">Ahora quise que el juego pudiera ejecutarse en bucle tras consultar con el jugador si quiere volver a empezar.</text:p>
          <text:p text:style-name="P27"><text:span text:style-name="Source_20_Text"><text:span text:style-name="T40">while True:</text:span></text:span></text:p>
        </text:list-item>
      </text:list>
      <text:p text:style-name="P6"><text:span text:style-name="Source_20_Text"><text:s text:c="4"/><text:tab/><text:tab/>palabra = random.choice(palabras)</text:span></text:p>
      <text:p text:style-name="P6"><text:span text:style-name="Source_20_Text"><text:s text:c="4"/><text:tab/><text:tab/>letras_probadas = set()</text:span></text:p>
      <text:p text:style-name="P6"><text:span text:style-name="Source_20_Text"><text:s text:c="4"/><text:tab/><text:tab/>intentos = 6</text:span></text:p>
      <text:p text:style-name="P6"/>
      <text:p text:style-name="P6"><text:span text:style-name="Source_20_Text"><text:s text:c="4"/><text:tab/><text:tab/>nombre = input ("Bienvenido al Ahorcado. ¿Cómo te llamas?")</text:span></text:p>
      <text:p text:style-name="P6"><text:span text:style-name="Source_20_Text"><text:s text:c="4"/><text:tab/><text:tab/>while intentos &gt; 0 and not all([i in letras_probadas for i in palabra]):</text:span></text:p>
      <text:p text:style-name="P6"><text:span text:style-name="Source_20_Text"><text:s text:c="8"/><text:tab/><text:tab/>print(" ".join([i if i in letras_probadas else "_" for i in palabra]))</text:span></text:p>
      <text:p text:style-name="P6"><text:span text:style-name="Source_20_Text"><text:s text:c="8"/><text:tab/><text:tab/>print(f"Has usado ya estas letras: {' '.join(letras_probadas)}")</text:span></text:p>
      <text:p text:style-name="P6"><text:span text:style-name="Source_20_Text"><text:s text:c="7"/><text:tab/><text:tab/>letra = input("Introduce una letra: ")</text:span></text:p>
      <text:p text:style-name="P6"/>
      <text:p text:style-name="P6"><text:span text:style-name="Source_20_Text"><text:s text:c="8"/>if not letra.isalpha():</text:span></text:p>
      <text:p text:style-name="P6"><text:span text:style-name="Source_20_Text"><text:s text:c="12"/>print("\033[34m Por favor introduce una letra válida (abcdefghijklmnñopqrstuvwxyz) \033[0m")</text:span></text:p>
      <text:p text:style-name="P6"><text:span text:style-name="Source_20_Text"><text:s text:c="8"/>elif letra in letras_probadas:</text:span></text:p>
      <text:p text:style-name="P6"><text:span text:style-name="Source_20_Text"><text:s text:c="12"/>print("\033[33m ¡Esta letra ya la habías probado, prueba otra!\033[0m")</text:span></text:p>
      <text:p text:style-name="P6"><text:span text:style-name="Source_20_Text"><text:s text:c="8"/>elif letra in palabra:</text:span></text:p>
      <text:p text:style-name="P6"><text:span text:style-name="Source_20_Text"><text:s text:c="12"/>letras_probadas.add(letra)</text:span></text:p>
      <text:p text:style-name="P6"><text:span text:style-name="Source_20_Text"><text:s text:c="12"/>print(f"\033[32m ¡Muy bien, la {letra} si está!\033[0m")</text:span></text:p>
      <text:p text:style-name="P6"><text:span text:style-name="Source_20_Text"><text:s text:c="8"/>else:</text:span></text:p>
      <text:p text:style-name="P6"><text:span text:style-name="Source_20_Text"><text:s text:c="12"/>print(f"\033[31m ¡Vaya! La {letra} no está , prueba otra letra\033[0m")</text:span></text:p>
      <text:p text:style-name="P6"><text:span text:style-name="Source_20_Text"><text:s text:c="12"/>intentos -=1</text:span></text:p>
      <text:p text:style-name="P6"><text:span text:style-name="Source_20_Text"><text:s text:c="12"/>letras_probadas.add(letra)</text:span></text:p>
      <text:p text:style-name="P6"><text:span text:style-name="Source_20_Text"><text:s text:c="8"/>print(dibujos[6 - intentos])</text:span></text:p>
      <text:p text:style-name="P6"/>
      <text:p text:style-name="P6"><text:span text:style-name="Source_20_Text"><text:s text:c="4"/>if all([i in letras_probadas for i in palabra]):</text:span></text:p>
      <text:p text:style-name="P6"><text:span text:style-name="Source_20_Text"><text:s text:c="8"/>print(f"\033[32m ¡Enhorabuena {nombre}! Ejecuta de nuevo para volver a jugar\033[0m")</text:span></text:p>
      <text:p text:style-name="P6"><text:span text:style-name="Source_20_Text"><text:s text:c="4"/>else:</text:span></text:p>
      <text:p text:style-name="P6"><text:span text:style-name="Source_20_Text"><text:s text:c="8"/>print(f"\033[31m ¡Has perdido {nombre}! La palabra era: {palabra}. Ejecuta de nuevo para volver a intentarlo\033[0m")</text:span></text:p>
      <text:p text:style-name="P6"><text:span text:style-name="Source_20_Text"><text:span text:style-name="T40"/></text:span></text:p>
      <text:p text:style-name="P12"><text:soft-page-break/>respuesta = input("¿Quieres jugar de nuevo? (s/n): ") </text:p>
      <text:p text:style-name="P12">while respuesta != "s" and respuesta != "n": </text:p>
      <text:p text:style-name="P12"><text:span text:style-name="T3"><text:tab/></text:span>print("Respuesta no válida...") </text:p>
      <text:p text:style-name="P12"><text:span text:style-name="T3"><text:tab/></text:span>respuesta = input("¿Quieres jugar de nuevo? (s/n): ") </text:p>
      <text:p text:style-name="P12">if respuesta == "n": </text:p>
      <text:p text:style-name="P12"><text:span text:style-name="T3"><text:tab/></text:span>break </text:p>
      <text:p text:style-name="P9"/>
      <text:p text:style-name="P11">EN ESTE PUNTO VOLVÍ A REVISAR ERRORES, Y AÑADÍ COLORES A LAS FRASES NUEVAS Y EMOTICONOS.</text:p>
      <text:p text:style-name="P11"/>
      <text:p text:style-name="P11">Ahora quise <text:span text:style-name="T45">cambiar el número de intentos restantes por un contador de vidas más visual</text:span>, así que donde antes se mostraba el print de intentos, ahora cambié por esta línea de código</text:p>
      <text:p text:style-name="Text_20_body"><text:span text:style-name="T7">print(f"Vidas restantes: {'❤️ </text:span>❤️<text:span text:style-name="T42">♥</text:span> <text:span text:style-name="T7">' * intentos}") </text:span></text:p>
      <text:p text:style-name="P9"/>
      <text:p text:style-name="P13">Añadí un título con colores y emoticonos para el juego</text:p>
      <text:p text:style-name="Preformatted_20_Text"><text:span text:style-name="Source_20_Text"><text:span text:style-name="T11">print("\033[1;36m ? ═══════════════════════════════ ? \033[0m")</text:span></text:span></text:p>
      <text:p text:style-name="P6"><text:span text:style-name="Source_20_Text">print("\033[1;36m <text:s text:c="6"/></text:span><text:span text:style-name="Source_20_Text"><text:span text:style-name="T43">☺☼</text:span></text:span><text:span text:style-name="Source_20_Text"><text:span text:style-name="T44"> </text:span></text:span><text:span text:style-name="Source_20_Text">BIENVENIDO AL AHORCADO </text:span><text:span text:style-name="Source_20_Text"><text:span text:style-name="T43">☼☺</text:span></text:span><text:span text:style-name="Source_20_Text"> <text:s text:c="8"/>\033[0m")</text:span></text:p>
      <text:p text:style-name="P19"><text:span text:style-name="Source_20_Text">print("\033[1;36m ? ═══════════════════════════════ ? \033[0m")</text:span></text:p>
      <text:p text:style-name="P13">Y le introduje un cambio en la línea de mostrar las letras probadas, para que las correctas las pusiera en color verde y las incorrectas en color rojo</text:p>
      <text:p text:style-name="Preformatted_20_Text"><text:span text:style-name="Source_20_Text"><text:span text:style-name="T12">print("Has usado ya estas letras: " + " ".join(["\033[32m" + i + "\033[0m" if i in palabra else "\033[31m" + i + "\033[0m" for i in letras_probadas]))</text:span></text:span></text:p>
      <text:p text:style-name="P9"/>
      <text:p text:style-name="P13">Luego, aprovechando los mensajes de Victoria, Error y Despedida, introduje f-string con la variable nombre que había introducido al principio del juego a través del input inicial.</text:p>
      <text:p text:style-name="P11">El nombre lo formatee en función de la estética de la frase con .upper() y .capitalize()</text:p>
      <text:p text:style-name="P15">print(f"\033[1;30;42m? GRACIAS POR JUGAR AL AHORCADO {nombre.upper()}!.¡HASTA PRONTO!? \033[0m") </text:p>
      <text:p text:style-name="Preformatted_20_Text"><text:span text:style-name="Source_20_Text"><text:span text:style-name="T9">print(f"\033[1;30;41m ?Vaya {nombre.capitalize()}! Has perdido...? La palabra era: {palabra}. Pero puedes volver a intentarlo pulsando 's', si no pulsa 'n' \033[0m")</text:span></text:span></text:p>
      <text:p text:style-name="Preformatted_20_Text"><text:span text:style-name="Source_20_Text"><text:span text:style-name="T9"/></text:span></text:p>
      <text:p text:style-name="Preformatted_20_Text"><text:span text:style-name="Source_20_Text"><text:span text:style-name="T10"/></text:span></text:p>
      <text:p text:style-name="P30">Le añadí la opción de salir del juego en cualquier momento pulsando el 1 . Esta condición hay que asegurarse de ponerla ANTES del isalpha() para que nos deje ejecutarla.</text:p>
      <text:p text:style-name="P14"><text:span text:style-name="T30">salir </text:span><text:span text:style-name="T30">=</text:span><text:span text:style-name="T30"> </text:span><text:span text:style-name="T30">False</text:span><text:span text:style-name="T30"> </text:span></text:p>
      <text:p text:style-name="P33"><text:tab/>elif letra == "1": print("¡Hasta pronto!") </text:p>
      <text:p text:style-name="P33"><text:tab/>salir = True </text:p>
      <text:p text:style-name="P33"><text:tab/>break </text:p>
      <text:p text:style-name="P33">if salir: </text:p>
      <text:p text:style-name="P33"><text:tab/>break </text:p>
      <text:p text:style-name="P11">Y puse entre el input de nombre y el while, el mensaje de “para salir del juego en cualquier momento pulsa 1”</text:p>
      <text:p text:style-name="P17"><text:span text:style-name="Source_20_Text"><text:span text:style-name="T31"><text:s/>print (f"{nombre} puedes pulsar'1' en cualquier momento para salir del juego")</text:span></text:span></text:p>
      <text:p text:style-name="P13"><text:soft-page-break/>Ahora quería implementar una pista, para ello creamos las variables</text:p>
      <text:p text:style-name="P34">no_adivinadas = [i for i in palabra if i not in letras_probadas] </text:p>
      <text:p text:style-name="P16"><text:span text:style-name="T28">pista = random.choice (no_adivinadas)</text:span> </text:p>
      <text:p text:style-name="P11">Y saco un print para que la muestre</text:p>
      <text:p text:style-name="P9">print(f"La palabra contiene la letra '{pista}'") </text:p>
      <text:p text:style-name="P9"/>
      <text:p text:style-name="P17"><text:span text:style-name="Source_20_Text">if letra == "1":</text:span></text:p>
      <text:p text:style-name="P6"><text:span text:style-name="Source_20_Text"><text:s text:c="12"/>print("¡Hasta pronto!")</text:span></text:p>
      <text:p text:style-name="P6"><text:span text:style-name="Source_20_Text"><text:s text:c="12"/>salir = True</text:span></text:p>
      <text:p text:style-name="P6"><text:span text:style-name="Source_20_Text"><text:s text:c="12"/>break</text:span></text:p>
      <text:p text:style-name="P6"><text:span text:style-name="Source_20_Text"><text:s text:c="8"/></text:span><text:span text:style-name="Source_20_Text"><text:span text:style-name="T40">elif letra == "2":</text:span></text:span></text:p>
      <text:p text:style-name="P6"><text:span text:style-name="Source_20_Text"><text:span text:style-name="T3"><text:s text:c="12"/></text:span></text:span><text:span text:style-name="Source_20_Text"><text:span text:style-name="T40">no_adivinadas = [i for i in palabra if i not in letras_probadas]</text:span></text:span></text:p>
      <text:p text:style-name="P6"><text:span text:style-name="Source_20_Text"><text:span text:style-name="T3"><text:s text:c="12"/></text:span></text:span><text:span text:style-name="Source_20_Text"><text:span text:style-name="T40">pista = random.choice (no_adivinadas)</text:span></text:span></text:p>
      <text:p text:style-name="P6"><text:span text:style-name="Source_20_Text"><text:span text:style-name="T3"><text:s text:c="12"/></text:span></text:span><text:span text:style-name="Source_20_Text"><text:span text:style-name="T40">print(f"\033[1;4m La palabra contiene la letra '{pista}' \033[0m")</text:span></text:span></text:p>
      <text:p text:style-name="P6"><text:span text:style-name="Source_20_Text"><text:s text:c="8"/>elif not letra.isalpha():</text:span></text:p>
      <text:p text:style-name="P19"><text:span text:style-name="Source_20_Text"><text:s text:c="12"/>print("\033[34m Por favor introduce una letra válida (abcdefghijklmnñopqrstuvwxyz) \033[0m")</text:span></text:p>
      <text:p text:style-name="P11">Y añadimos un mensaje al principio para que el jugador sepa que tiene pistas</text:p>
      <text:p text:style-name="P17"><text:span text:style-name="Source_20_Text"><text:span text:style-name="T31">nombre = input ("Bienvenido al Ahorcado. ¿Cómo te llamas?")</text:span></text:span></text:p>
      <text:p text:style-name="P6"><text:span text:style-name="Source_20_Text"><text:span text:style-name="T32"><text:s text:c="4"/>print(f"\033[1;30;43m {nombre.capitalize()}, puedes pulsar '1' en cualquier momento para salir del juego \033[0m")</text:span></text:span></text:p>
      <text:p text:style-name="P19"><text:span text:style-name="Source_20_Text"><text:span text:style-name="T32"><text:s text:c="4"/></text:span></text:span><text:span text:style-name="Source_20_Text"><text:span text:style-name="T35">print ("Si te atascas y quieres una pista, pulsa '2'")</text:span></text:span></text:p>
      <text:p text:style-name="P9"/>
      <text:p text:style-name="P11">Y como quiero limitar a 2 las pistas, añado una variable llamada contador_pistas que inicia con valor 0 y se incrementara con +=1 cada vez que el jugador pida una pista. La variable la creo al principio con el resto de variables como intentos, palabra...</text:p>
      <text:p text:style-name="P11">Añadimos en el elif del bucle, las condiciones</text:p>
      <text:p text:style-name="P35">elif letra == "2": </text:p>
      <text:p text:style-name="P35"><text:tab/>if contador_pistas &lt;2: </text:p>
      <text:p text:style-name="P35"><text:tab/><text:tab/>no_adivinadas = [i for i in palabra if i not in letras_probadas] </text:p>
      <text:p text:style-name="P35"><text:tab/><text:tab/>pista = random.choice (no_adivinadas) </text:p>
      <text:p text:style-name="P35"><text:tab/><text:tab/>print(f"\033[1;4;30;44m La palabra contiene la letra '{pista}' \033[0m") <text:tab/><text:tab/>contador_pistas +=1 </text:p>
      <text:p text:style-name="P35"><text:tab/>else: </text:p>
      <text:p text:style-name="P11"><text:span text:style-name="T29"><text:tab/><text:tab/>print ("Lo siento, has agotado ya tus 2 pistas")</text:span> </text:p>
      <text:p text:style-name="P11"/>
      <text:p text:style-name="P11">TRAS UNA ÚLTIMA COMPROBACIÓN DE ERRORES, HICE UNA ÚLTIMA TANDA DE CORRECCIONES</text:p>
      <text:list xml:id="list4075577948911249095" text:style-name="L3">
        <text:list-item>
          <text:p text:style-name="P28">Al ser una lista larga de palabras, y usar el random.choice() se podían repetir (por ejemplo naranja fruta y naranja color, pero podrían salir seguidos). Para eso convertí la lista de palabras en un set para que no hubiera duplicados.</text:p>
          <text:p text:style-name="P24">palabras = list (set (palabras))</text:p>
          <text:p text:style-name="P28"/>
        </text:list-item>
        <text:list-item>
          <text:p text:style-name="P28">Tuve que modificar la línea de isalpha() porque podríamos meter una palabra entera mientras que fuera con caracteres alfabéticos. Así que añadí un medidor para que solo se pudiera introducir 1 letra cada vez</text:p>
          <text:p text:style-name="P32"><text:soft-page-break/>elif not letra.isalpha() or len(letra) != 1: </text:p>
        </text:list-item>
        <text:list-item>
          <text:p text:style-name="P28">Cambié la posición del print de dibujos para que solo se vieran cuando fallas letra y no cuando aciertas (antes aunque no contaba intento y no se dibujaba nada, se imprimía el último dibujo de error).</text:p>
        </text:list-item>
        <text:list-item>
          <text:p text:style-name="P28">Para terminar, quise que las pistas no se repitieran, porque probando una partida me dio dos pistas con la letra “l”. Así que añadí una variable al principio llamada pistas_mostradas e incluí esto en el elif de la pista</text:p>
          <text:p text:style-name="P20"><text:span text:style-name="Source_20_Text"><text:span text:style-name="T32">elif letra == "2":</text:span></text:span></text:p>
        </text:list-item>
      </text:list>
      <text:p text:style-name="P6"><text:span text:style-name="Source_20_Text"><text:span text:style-name="T32"><text:s text:c="12"/>if contador_pistas &lt;2:</text:span></text:span></text:p>
      <text:p text:style-name="P6"><text:span text:style-name="Source_20_Text"><text:span text:style-name="T32"><text:s text:c="16"/></text:span></text:span><text:span text:style-name="Source_20_Text"><text:span text:style-name="T38">no_adivinadas = [i for i in palabra if i not in letras_probadas </text:span></text:span><text:span text:style-name="Source_20_Text"><text:span text:style-name="T37"><text:tab/><text:tab/><text:tab/></text:span></text:span><text:span text:style-name="Source_20_Text"><text:span text:style-name="T38">and i not in pistas_mostradas]</text:span></text:span></text:p>
      <text:p text:style-name="P6"><text:span text:style-name="Source_20_Text"><text:span text:style-name="T32"><text:s text:c="16"/>pista = random.choice (no_adivinadas)</text:span></text:span></text:p>
      <text:p text:style-name="P6"><text:span text:style-name="Source_20_Text"><text:span text:style-name="T32"><text:s text:c="16"/>print(f"\033[1;4;30;44m La palabra contiene la letra '{pista}' \<text:tab/><text:tab/><text:tab/>033[0m")</text:span></text:span></text:p>
      <text:p text:style-name="P6"><text:span text:style-name="Source_20_Text"><text:span text:style-name="T32"><text:s text:c="16"/>contador_pistas +=1</text:span></text:span></text:p>
      <text:p text:style-name="P19"><text:span text:style-name="Source_20_Text"><text:span text:style-name="T32"><text:s text:c="16"/></text:span></text:span><text:span text:style-name="Source_20_Text"><text:span text:style-name="T39">pistas_mostradas.add(pista)</text:span></text:span></text:p>
      <text:list xml:id="list42318750" text:continue-numbering="true" text:style-name="L3">
        <text:list-header>
          <text:p text:style-name="P2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nthropic Mono" svg:font-family="'Anthropic Mono', ui-monospace, monospace"/>
    <style:font-face style:name="Anthropic Sans" svg:font-family="'Anthropic Sans', system-ui, 'Segoe UI', Roboto, Helvetica, Arial, sans-serif"/>
    <style:font-face style:name="Consolas" svg:font-family="Consolas, 'Courier New', monospace"/>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zabel Sanchez Romero</meta:initial-creator>
    <meta:creation-date>2026-04-10T09:13:21.57</meta:creation-date>
    <meta:printed-by>Jezabel Sanchez Romero</meta:printed-by>
    <meta:print-date>2026-04-12T18:23:40.37</meta:print-date>
    <dc:date>2026-04-13T22:03:58.52</dc:date>
    <dc:creator>Jezabel Sanchez Romero</dc:creator>
    <meta:editing-duration>PT2H52M5S</meta:editing-duration>
    <meta:editing-cycles>3</meta:editing-cycles>
    <meta:generator>OpenOffice/4.1.15$Win32 OpenOffice.org_project/4115m2$Build-9813</meta:generator>
    <meta:document-statistic meta:table-count="3" meta:image-count="0" meta:object-count="0" meta:page-count="8" meta:paragraph-count="272" meta:word-count="2284" meta:character-count="15160"/>
  </office:meta>
</office:document-meta>
</file>